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officeooo:rsid="001f462c" officeooo:paragraph-rsid="0025bd0a"/>
    </style:style>
    <style:style style:name="P4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7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10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1" style:family="paragraph" style:parent-style-name="Table_20_Contents">
      <style:text-properties officeooo:rsid="00353439" officeooo:paragraph-rsid="0027b017"/>
    </style:style>
    <style:style style:name="P12" style:family="paragraph" style:parent-style-name="Table_20_Contents">
      <style:text-properties officeooo:rsid="0027b017" officeooo:paragraph-rsid="0027b017"/>
    </style:style>
    <style:style style:name="P13" style:family="paragraph" style:parent-style-name="Table_20_Contents" style:list-style-name="L3">
      <style:text-properties officeooo:rsid="0027b017" officeooo:paragraph-rsid="0027b017"/>
    </style:style>
    <style:style style:name="P14" style:family="paragraph" style:parent-style-name="Table_20_Contents" style:list-style-name="L3">
      <style:text-properties officeooo:rsid="00353439" officeooo:paragraph-rsid="0027b017"/>
    </style:style>
    <style:style style:name="P15" style:family="paragraph" style:parent-style-name="Table_20_Contents" style:list-style-name="L3">
      <style:text-properties officeooo:rsid="002958d7" officeooo:paragraph-rsid="002958d7"/>
    </style:style>
    <style:style style:name="P16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P17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18" style:family="paragraph" style:parent-style-name="Standard" style:list-style-name="L1">
      <style:text-properties officeooo:rsid="00231ccd" officeooo:paragraph-rsid="00231ccd"/>
    </style:style>
    <style:style style:name="P19" style:family="paragraph" style:parent-style-name="Standard" style:list-style-name="L1">
      <style:text-properties officeooo:rsid="00231ccd" officeooo:paragraph-rsid="003325dc"/>
    </style:style>
    <style:style style:name="P20" style:family="paragraph" style:parent-style-name="Standard" style:list-style-name="L1">
      <style:text-properties officeooo:rsid="0033f2a4" officeooo:paragraph-rsid="0033f2a4"/>
    </style:style>
    <style:style style:name="P21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635fe" officeooo:paragraph-rsid="003635fe" style:font-size-asian="10.5pt" style:font-weight-asian="normal" style:font-size-complex="12pt" style:font-weight-complex="normal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a9b55" style:font-size-asian="15pt" style:font-weight-asian="bold" style:font-size-complex="15pt" style:font-weight-complex="bold"/>
    </style:style>
    <style:style style:name="T11" style:family="text">
      <style:text-properties officeooo:rsid="002958d7"/>
    </style:style>
    <style:style style:name="T12" style:family="text">
      <style:text-properties officeooo:rsid="002c94ca"/>
    </style:style>
    <style:style style:name="T13" style:family="text">
      <style:text-properties officeooo:rsid="002dc2d3"/>
    </style:style>
    <style:style style:name="T14" style:family="text">
      <style:text-properties officeooo:rsid="002f96ab"/>
    </style:style>
    <style:style style:name="T15" style:family="text">
      <style:text-properties officeooo:rsid="0033f2a4"/>
    </style:style>
    <style:style style:name="T16" style:family="text">
      <style:text-properties officeooo:rsid="0034dd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RELATÓRIO </text:span><text:span text:style-name="T8">ITERAÇÃO </text:span><text:span text:style-name="T10">2</text:span></text:p>
      <text:p text:style-name="P21"/>
      <text:p text:style-name="P22">Nesta iteração foi feito inicialmente um estudo aprofundado sobre o plugin Egit – Eclipse Team Provider, para facilitar o uso da IDE com o repositório. Também foram feitas algumas tentativas de configuração de testes automatizados, mas não foi obtido êxito.</text:p>
      <text:p text:style-name="P5"/>
      <text:p text:style-name="P6">Cronogram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FASE</text:p>
          </table:table-cell>
          <table:table-cell table:style-name="Table1.A1" office:value-type="string">
            <text:p text:style-name="P9">INÍCIO</text:p>
          </table:table-cell>
          <table:table-cell table:style-name="Table1.C1" office:value-type="string">
            <text:p text:style-name="P9">FINAL</text:p>
          </table:table-cell>
        </table:table-row>
        <table:table-row>
          <table:table-cell table:style-name="Table1.A2" office:value-type="string">
            <text:p text:style-name="P8">Concepção</text:p>
          </table:table-cell>
          <table:table-cell table:style-name="Table1.A2" office:value-type="string">
            <text:p text:style-name="P8"><text:span text:style-name="T12">14</text:span>/0<text:span text:style-name="T12">5</text:span>/2014</text:p>
          </table:table-cell>
          <table:table-cell table:style-name="Table1.C2" office:value-type="string">
            <text:p text:style-name="P8"><text:span text:style-name="T13">16/05</text:span>/2014</text:p>
          </table:table-cell>
        </table:table-row>
        <table:table-row>
          <table:table-cell table:style-name="Table1.A2" office:value-type="string">
            <text:p text:style-name="P8">Elaboração</text:p>
          </table:table-cell>
          <table:table-cell table:style-name="Table1.A2" office:value-type="string">
            <text:p text:style-name="P8"><text:span text:style-name="T14">21/05</text:span>/2014</text:p>
          </table:table-cell>
          <table:table-cell table:style-name="Table1.C2" office:value-type="string">
            <text:p text:style-name="P8">23/<text:span text:style-name="T14">05</text:span>/2014</text:p>
          </table:table-cell>
        </table:table-row>
        <table:table-row>
          <table:table-cell table:style-name="Table1.A2" office:value-type="string">
            <text:p text:style-name="P8">Construção</text:p>
          </table:table-cell>
          <table:table-cell table:style-name="Table1.A2" office:value-type="string">
            <text:p text:style-name="P8">2<text:span text:style-name="T14">8</text:span>/0<text:span text:style-name="T14">5</text:span>/2014</text:p>
          </table:table-cell>
          <table:table-cell table:style-name="Table1.C2" office:value-type="string">
            <text:p text:style-name="P8"><text:span text:style-name="T14">04</text:span>/0<text:span text:style-name="T14">6</text:span>/2014</text:p>
          </table:table-cell>
        </table:table-row>
        <table:table-row>
          <table:table-cell table:style-name="Table1.A2" office:value-type="string">
            <text:p text:style-name="P8">Transição</text:p>
          </table:table-cell>
          <table:table-cell table:style-name="Table1.A2" office:value-type="string">
            <text:p text:style-name="P8">0<text:span text:style-name="T14">6</text:span>/0<text:span text:style-name="T14">6</text:span>/2014</text:p>
          </table:table-cell>
          <table:table-cell table:style-name="Table1.C2" office:value-type="string">
            <text:p text:style-name="P8">0<text:span text:style-name="T14">6</text:span>/0<text:span text:style-name="T14">6</text:span>/2014</text:p>
          </table:table-cell>
        </table:table-row>
      </table:table>
      <text:p text:style-name="P6"/>
      <text:p text:style-name="P4"/>
      <text:p text:style-name="P4">Fase de Concepção</text:p>
      <text:p text:style-name="P1">Nesta fase, após apresentação do<text:span text:style-name="T14">s atefatos produzidos na Iteração 1</text:span>, foi feita uma breve reunião <text:span text:style-name="T14">com o cliente</text:span> para definir <text:span text:style-name="T14">quais</text:span> funcionalidades <text:span text:style-name="T14">ficaram pendentes e/ou precisavam de ajustes dentre aquelas prometidas para a primeira iteração</text:span>. Foi definido, em comum acordo, que o caso de uso “Registrar frequência de Alunos” <text:span text:style-name="T2">seria novamente abordado na segunda iteração, devido à pequena quantidade de funcionalidades entregues.</text:span></text:p>
      <text:p text:style-name="P1"/>
      <text:p text:style-name="P1"/>
      <text:p text:style-name="P4">Fase de Elaboração</text:p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4947169947352537310" text:style-name="L1">
        <text:list-item>
          <text:p text:style-name="P18">Detalhamento do caso de uso “<text:span text:style-name="T1">Registrar frequência de Alunos</text:span>”;</text:p>
        </text:list-item>
        <text:list-item>
          <text:p text:style-name="P19">Diagrama de classes <text:span text:style-name="T15">em nível de design</text:span>;</text:p>
        </text:list-item>
        <text:list-item>
          <text:p text:style-name="P20">Diagrama lógico de banco de dados.</text:p>
        </text:list-item>
      </text:list>
      <text:p text:style-name="P1"/>
      <text:p text:style-name="P4">Fase de Construção</text:p>
      <text:p text:style-name="P2">Na fase de construção, <text:span text:style-name="T5">foi dado continuidade a</text:span>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4">Fase de Transição</text:p>
      <text:p text:style-name="P3">Nesta fase <text:span text:style-name="T6">será feita</text:span> a entrega ("deployment") do software <text:span text:style-name="T6">e dos artefados gerados.</text:span></text:p>
      <text:p text:style-name="P3"/>
      <text:p text:style-name="P7">Planejamento para a próxima itera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Data</text:p>
          </table:table-cell>
          <table:table-cell table:style-name="Table2.B1" office:value-type="string">
            <text:list xml:id="list888582082796804817" text:style-name="L2">
              <text:list-header>
                <text:p text:style-name="P16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1"><text:span text:style-name="T16">19</text:span>/0<text:span text:style-name="T16">7</text:span>/2014</text:p>
          </table:table-cell>
          <table:table-cell table:style-name="Table2.B2" office:value-type="string">
            <text:p text:style-name="P12">Continuação do caso de uso <text:s/>“<text:span text:style-name="T7">Registrar frequência de alunos” </text:span>produzindo os seguintes artefatos:</text:p>
            <text:list xml:id="list9112083359232009337" text:style-name="L3">
              <text:list-item>
                <text:p text:style-name="P13">Diagrama de Classes em nível de design;</text:p>
              </text:list-item>
              <text:list-item>
                <text:p text:style-name="P14">Teste<text:span text:style-name="T11">s</text:span> para o caso de uso “Registrar frequência de alunos”;</text:p>
              </text:list-item>
              <text:list-item>
                <text:p text:style-name="P13">Caso de Uso detalhado;</text:p>
              </text:list-item>
              <text:list-item>
                <text:p text:style-name="P15">Código fonte necessários para o funcionamento do caso de uso.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6-06T18:07:05.213733981</dc:date>
    <meta:editing-duration>PT1H47M57S</meta:editing-duration>
    <meta:editing-cycles>16</meta:editing-cycles>
    <meta:generator>LibreOffice/4.2.4.2$Linux_X86_64 LibreOffice_project/420$Build-2</meta:generator>
    <dc:creator>Valdir Lavandoski</dc:creator>
    <meta:document-statistic meta:table-count="2" meta:image-count="0" meta:object-count="0" meta:page-count="1" meta:paragraph-count="38" meta:word-count="283" meta:character-count="1826" meta:non-whitespace-character-count="1587"/>
  </office:meta>
</office:document-meta>
</file>